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B000000CF3446E007390EB94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34cm"/>
    </style:style>
    <style:style style:name="gr2" style:family="graphic" style:parent-style-name="standard">
      <style:graphic-properties draw:stroke="none" svg:stroke-color="#000000" draw:fill="none" draw:fill-color="#ffffff" fo:min-height="1.33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cm" svg:height="0.962cm" svg:x="2cm" svg:y="4.516cm">
          <draw:text-box>
            <text:p>Crossable fence</text:p>
          </draw:text-box>
        </draw:frame>
        <draw:frame draw:style-name="gr2" draw:text-style-name="P1" draw:layer="layout" svg:width="19cm" svg:height="4.517cm" svg:x="1cm" svg:y="9.183cm">
          <draw:text-box>
            <text:p>We can also see crossable and uncrossable fences, covered areas, steps, and a prohibited area.</text:p>
            <text:p/>
            <text:p>(The brown lines are contours which show us the shape of the land, but they don’t matter too much if you are still learning to read the map)</text:p>
          </draw:text-box>
        </draw:frame>
        <draw:frame draw:style-name="gr3" draw:text-style-name="P2" draw:layer="layout" svg:width="9.837cm" svg:height="4.016cm" svg:x="8.563cm" svg:y="4.4cm">
          <draw:image xlink:href="Pictures/10000000000001FB000000CF3446E007390EB94E.jpg" xlink:type="simple" xlink:show="embed" xlink:actuate="onLoad">
            <text:p/>
          </draw:image>
        </draw:frame>
        <draw:frame draw:style-name="gr1" draw:text-style-name="P1" draw:layer="layout" svg:width="6cm" svg:height="0.962cm" svg:x="1.7cm" svg:y="2.438cm">
          <draw:text-box>
            <text:p>Uncrossable fence</text:p>
          </draw:text-box>
        </draw:frame>
        <draw:frame draw:style-name="gr4" draw:text-style-name="P1" draw:layer="layout" svg:width="4.5cm" svg:height="0.962cm" svg:x="9.5cm" svg:y="1.538cm">
          <draw:text-box>
            <text:p>Covered area</text:p>
          </draw:text-box>
        </draw:frame>
        <draw:frame draw:style-name="gr5" draw:text-style-name="P1" draw:layer="layout" svg:width="2.4cm" svg:height="1cm" svg:x="14cm" svg:y="2.9cm">
          <draw:text-box>
            <text:p>Steps</text:p>
          </draw:text-box>
        </draw:frame>
        <draw:frame draw:style-name="gr4" draw:text-style-name="P1" draw:layer="layout" svg:width="4.912cm" svg:height="0.962cm" svg:x="1.588cm" svg:y="6.818cm">
          <draw:text-box>
            <text:p>Prohibited are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8-12-31T10:19:56.120301471</dc:date>
    <meta:editing-duration>PT46M8S</meta:editing-duration>
    <meta:editing-cycles>7</meta:editing-cycles>
    <meta:generator>LibreOffice/6.0.7.3$Linux_X86_64 LibreOffice_project/00m0$Build-3</meta:generator>
    <meta:document-statistic meta:object-count="7"/>
  </office:meta>
</office:document-meta>
</file>